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409544B4A1A0A93F6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9.912cm, 0cm, 8.2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0000" loext:opacity="100%" fo:font-size="14pt" fo:background-color="#ffffff" style:font-size-asian="14pt" style:font-size-complex="14pt"/>
    </style:style>
    <style:style style:name="P3" style:family="paragraph">
      <loext:graphic-properties draw:fill="none" draw:fill-color="#ffffff"/>
      <style:text-properties fo:color="#ff0000" loext:opacity="100%" loext:color-lum-mod="100%" loext:color-lum-off="0%" fo:font-size="14pt" fo:background-color="#ffffff" style:font-size-asian="14pt" style:font-size-complex="14pt"/>
    </style:style>
    <style:style style:name="P4" style:family="paragraph">
      <style:paragraph-properties fo:text-align="end"/>
      <style:text-properties fo:color="#ff0000" loext:opacity="100%" fo:font-size="14pt" fo:background-color="#ffffff" style:font-size-asian="14pt" style:font-size-complex="14pt"/>
    </style:style>
    <style:style style:name="P5" style:family="paragraph">
      <loext:graphic-properties draw:fill="none" draw:fill-color="#ffffff"/>
      <style:paragraph-properties fo:text-align="end"/>
      <style:text-properties fo:color="#ff0000" loext:opacity="100%" loext:color-lum-mod="100%" loext:color-lum-off="0%" fo:font-size="14pt" fo:background-color="#ffffff" style:font-size-asian="14pt" style:font-size-complex="14pt"/>
    </style:style>
    <style:style style:name="P6" style:family="paragraph">
      <style:paragraph-properties fo:text-align="center"/>
      <style:text-properties fo:color="#ff0000" loext:opacity="100%" fo:background-color="#ffffff"/>
    </style:style>
    <style:style style:name="P7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background-color="#ffffff"/>
    </style:style>
    <style:style style:name="T1" style:family="text">
      <style:text-properties fo:color="#ff0000" loext:opacity="100%" fo:font-size="14pt" style:font-size-asian="14pt" style:font-size-complex="14pt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4.499cm" svg:height="18.446cm" svg:x="-0.25cm" svg:y="9cm">
          <draw:image xlink:href="Pictures/1000000000000500000002409544B4A1A0A93F6E.jpg" xlink:type="simple" xlink:show="embed" xlink:actuate="onLoad" draw:mime-type="image/jpeg">
            <text:p/>
          </draw:image>
        </draw:frame>
        <draw:frame draw:style-name="gr2" draw:text-style-name="P3" draw:layer="layout" svg:width="5.5cm" svg:height="1cm" svg:x="15.25cm" svg:y="19.25cm">
          <draw:text-box>
            <text:p text:style-name="P2"><text:span text:style-name="T1">Кнопка сброса</text:span></text:p>
          </draw:text-box>
        </draw:frame>
        <draw:frame draw:style-name="gr2" draw:text-style-name="P5" draw:layer="layout" svg:width="7cm" svg:height="1cm" svg:x="6.5cm" svg:y="19.25cm">
          <draw:text-box>
            <text:p text:style-name="P4"><text:span text:style-name="T1">Кнопка «установка»</text:span></text:p>
          </draw:text-box>
        </draw:frame>
        <draw:frame draw:style-name="gr2" draw:text-style-name="P5" draw:layer="layout" svg:width="7cm" svg:height="1cm" svg:x="6.5cm" svg:y="20.14cm">
          <draw:text-box>
            <text:p text:style-name="P4"><text:span text:style-name="T1">Кнопка перехода очереди</text:span></text:p>
          </draw:text-box>
        </draw:frame>
        <draw:frame draw:style-name="gr2" draw:text-style-name="P5" draw:layer="layout" svg:width="7cm" svg:height="1cm" svg:x="6.5cm" svg:y="21cm">
          <draw:text-box>
            <text:p text:style-name="P4"><text:span text:style-name="T1">Кнопка пуска времени</text:span></text:p>
          </draw:text-box>
        </draw:frame>
        <draw:frame draw:style-name="gr2" draw:text-style-name="P7" draw:layer="layout" svg:width="5cm" svg:height="1.673cm" svg:x="6cm" svg:y="22.75cm">
          <draw:text-box>
            <text:p text:style-name="P6"><text:span text:style-name="T2">Кнопка питани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20T13:39:46.384000000</dc:date>
    <meta:editing-duration>PT2M3S</meta:editing-duration>
    <meta:editing-cycles>1</meta:editing-cycles>
    <meta:document-statistic meta:object-count="6"/>
    <meta:generator>LibreOffice/7.4.2.3$Windows_X86_64 LibreOffice_project/382eef1f22670f7f4118c8c2dd222ec7ad009daf</meta:generator>
  </office:meta>
</office:document-meta>
</file>